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tanglePaintingInfo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tanglePaintingInfo.ge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tanglePaintingInfo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tanglePaintingInfo.ge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tanglePaintingInfo.RectanglePaintingInfo( float x , float y ,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